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07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76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38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08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591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8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6pt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text-align="center" fo:text-indent="0cm"/>
      <style:text-properties fo:font-size="26pt"/>
    </style:style>
    <style:style style:name="P7" style:family="paragraph">
      <loext:graphic-properties draw:fill="none" draw:fill-color="#ffffff"/>
      <style:paragraph-properties fo:margin-left="0cm" fo:margin-right="0cm" fo:text-align="center" fo:text-indent="0cm">
        <style:tab-stops>
          <style:tab-stop style:position="19.05cm" style:type="right"/>
        </style:tab-stops>
      </style:paragraph-properties>
      <style:text-properties fo:color="#ffffff" style:font-name="Segoe UI2" fo:font-size="26pt" fo:text-shadow="1pt 1pt" style:font-size-asian="26pt" style:font-size-complex="26pt"/>
    </style:style>
    <style:style style:name="P8" style:family="paragraph">
      <style:paragraph-properties fo:margin-left="0.318cm" fo:margin-right="0cm" fo:text-indent="0cm"/>
      <style:text-properties fo:font-size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2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2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2" fo:font-size="36pt" fo:font-style="normal" fo:text-shadow="none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color="#000000" style:font-name="Segoe UI2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color="#ffffff" style:font-name="Segoe UI2" fo:font-size="16pt" fo:text-shadow="1pt 1pt" style:font-size-asian="16pt" style:font-size-complex="16pt"/>
    </style:style>
    <style:style style:name="T8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3cm" svg:x="1.27cm" svg:y="0.508cm">
          <draw:text-box>
            <text:p text:style-name="P1"><text:span text:style-name="T1">HYMN #630</text:span></text:p>
            <text:p text:style-name="P1"><text:span text:style-name="T2">“</text:span><text:span text:style-name="T2">Now, My Tongue, the Mystery Telling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4.384cm" svg:height="7.321cm" svg:x="1.877cm" svg:y="0.502cm">
          <draw:text-box>
            <text:p text:style-name="P4"><text:span text:style-name="T3">1. </text:span><text:span text:style-name="T4">Now, my tongue, the myst’ry telling</text:span><text:span text:style-name="T4"><text:line-break/></text:span><text:span text:style-name="T4">Of the glorious body sing,</text:span><text:span text:style-name="T4"><text:line-break/></text:span><text:span text:style-name="T4">And the blood, all price excelling,</text:span><text:span text:style-name="T4"><text:line-break/></text:span><text:span text:style-name="T4">Which the Gentiles’ Lord and King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5" draw:layer="layout" svg:width="24.384cm" svg:height="4.019cm" svg:x="1.854cm" svg:y="0.508cm">
          <draw:text-box>
            <text:p text:style-name="P4"><text:span text:style-name="T4">Once on earth among us dwelling,</text:span><text:span text:style-name="T4"><text:line-break/></text:span><text:span text:style-name="T4">Shed for this world’s ransom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5" draw:text-style-name="P5" draw:layer="layout" svg:width="24.638cm" svg:height="7.366cm" svg:x="1.778cm" svg:y="0.508cm">
          <draw:text-box>
            <text:p text:style-name="P4"><text:span text:style-name="T3">2. </text:span><text:span text:style-name="T4">Giv’n for us, and condescending</text:span><text:span text:style-name="T4"><text:line-break/></text:span><text:span text:style-name="T4">To be born for us below,</text:span></text:p>
            <text:p text:style-name="P4"><text:span text:style-name="T4">He with us in converse blending</text:span><text:span text:style-name="T4"><text:line-break/></text:span><text:span text:style-name="T4">Dwelt, the seed of truth to sow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6" draw:text-style-name="P5" draw:layer="layout" svg:width="24.638cm" svg:height="3.81cm" svg:x="1.778cm" svg:y="0.508cm">
          <draw:text-box>
            <text:p text:style-name="P4"><text:span text:style-name="T4">Till He closed with wondrous ending</text:span><text:span text:style-name="T4"><text:line-break/></text:span><text:span text:style-name="T4">His most patient life of wo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7" draw:text-style-name="P5" draw:layer="layout" svg:width="24.892cm" svg:height="7.112cm" svg:x="1.521cm" svg:y="0.571cm">
          <draw:text-box>
            <text:p text:style-name="P4"><text:span text:style-name="T3">3. </text:span><text:span text:style-name="T4">That last night at supper lying</text:span><text:span text:style-name="T4"><text:line-break/></text:span><text:span text:style-name="T4">Mid the Twelve, His chosen band,</text:span><text:span text:style-name="T4"><text:line-break/></text:span><text:span text:style-name="T4">Jesus, with the Law complying,</text:span><text:span text:style-name="T4"><text:line-break/></text:span><text:span text:style-name="T4">Keeps the feast its rites demand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8" draw:text-style-name="P5" draw:layer="layout" svg:width="24.892cm" svg:height="3.631cm" svg:x="1.358cm" svg:y="0.613cm">
          <draw:text-box>
            <text:p text:style-name="P4"><text:span text:style-name="T4">Then, more precious food supplying,</text:span><text:span text:style-name="T4"><text:line-break/></text:span><text:span text:style-name="T4">Gives Himself with His own ha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9" draw:text-style-name="P5" draw:layer="layout" svg:width="25.146cm" svg:height="7.331cm" svg:x="1.387cm" svg:y="0.516cm">
          <draw:text-box>
            <text:p text:style-name="P4"><text:span text:style-name="T3">4. </text:span><text:span text:style-name="T4">Word made flesh, the bread He taketh,</text:span><text:span text:style-name="T4"><text:line-break/></text:span><text:span text:style-name="T4">By His word His flesh to be;</text:span><text:span text:style-name="T4"><text:line-break/></text:span><text:span text:style-name="T4">Wine His sacred blood He maketh,</text:span><text:span text:style-name="T4"><text:line-break/></text:span><text:span text:style-name="T4">Though the senses fail to see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 presentation:presentation-page-layout-name="AL1T0">
        <draw:frame draw:style-name="gr8" draw:text-style-name="P5" draw:layer="layout" svg:width="25.4cm" svg:height="3.631cm" svg:x="1.292cm" svg:y="0.508cm">
          <draw:text-box>
            <text:p text:style-name="P4"><text:span text:style-name="T4">Faith alone the true heart waketh</text:span><text:span text:style-name="T4"><text:line-break/></text:span><text:span text:style-name="T4">To behold the myster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Hymn_25_20template" presentation:presentation-page-layout-name="AL1T0">
        <draw:frame draw:style-name="gr5" draw:text-style-name="P7" draw:layer="layout" svg:width="24.892cm" svg:height="7.366cm" svg:x="1.637cm" svg:y="0.51cm">
          <draw:text-box>
            <text:p text:style-name="P6"><text:span text:style-name="T5">5. </text:span><text:span text:style-name="T6">Glory let us give and blessing</text:span></text:p>
            <text:p text:style-name="P6"><text:span text:style-name="T6">To the Father and the Son,</text:span><text:span text:style-name="T6"><text:line-break/></text:span><text:span text:style-name="T6">Honor, thanks, and praise addressing,</text:span><text:span text:style-name="T6"><text:line-break/></text:span><text:span text:style-name="T6">While eternal ages run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Hymn_25_20template" presentation:presentation-page-layout-name="AL1T0">
        <draw:frame draw:style-name="gr10" draw:text-style-name="P7" draw:layer="layout" svg:width="25.4cm" svg:height="12.841cm" svg:x="1.27cm" svg:y="0.508cm">
          <draw:text-box>
            <text:p text:style-name="P6"><text:span text:style-name="T6">Ever too His love confessing</text:span><text:span text:style-name="T6"><text:line-break/></text:span><text:span text:style-name="T6">Who from both with both is One.</text:span></text:p>
            <text:p text:style-name="P8"><text:span text:style-name="T7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><text:s text:c="8"/></text:span><text:span text:style-name="T8">© The Church Pension Fund.</text:span></text:p>
            <text:p text:style-name="P8"><text:span text:style-name="T8"><text:s text:c="8"/></text:span><text:span text:style-name="T8">Used by permission:</text:span></text:p>
            <text:p text:style-name="P8"><text:span text:style-name="T8"><text:s text:c="8"/></text:span><text:span text:style-name="T8">LSB Hymn License </text:span></text:p>
            <text:p text:style-name="P8"><text:span text:style-name="T8"><text:s text:c="8"/></text:span><text:span text:style-name="T8">.NET, no. 100011038.</text:span></text:p>
            <text:p text:style-name="P8"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8T22:17:07.460000000</meta:creation-date>
    <dc:title>Hymn template</dc:title>
    <meta:editing-duration>PT29M48S</meta:editing-duration>
    <meta:editing-cycles>12</meta:editing-cycles>
    <meta:generator>LibreOffice/6.1.5.2$Windows_X86_64 LibreOffice_project/90f8dcf33c87b3705e78202e3df5142b201bd805</meta:generator>
    <meta:initial-creator>Arthur Hoch</meta:initial-creator>
    <dc:date>2019-04-27T10:43:21.571000000</dc:date>
    <meta:document-statistic meta:object-count="54"/>
    <meta:template xlink:type="simple" xlink:actuate="onRequest" xlink:title="Hymn template" xlink:href="../../AppData/Roaming/LibreOffice/4/user/template/Worship%20Templsates/Hymn%20template.otp" meta:date="2015-03-28T22:17:06.462000000"/>
  </office:meta>
</office:document-meta>
</file>